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urce Sans Pro Black" fo:font-size="36pt" officeooo:rsid="0007fbfd" officeooo:paragraph-rsid="0007fbfd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09ab2b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0aa603" officeooo:paragraph-rsid="0009ab2b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2c228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383a7" officeooo:paragraph-rsid="001383a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57ca6" officeooo:paragraph-rsid="00157ca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642cb" officeooo:paragraph-rsid="001642c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2c228" officeooo:paragraph-rsid="0012c228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57ca6" officeooo:paragraph-rsid="00157ca6" style:font-size-asian="18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5aa94" officeooo:paragraph-rsid="0015aa94" style:font-size-asian="18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1642cb" officeooo:paragraph-rsid="001642cb" style:font-size-asian="18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Sans Pro" fo:font-size="24pt" fo:font-style="normal" officeooo:rsid="0007fbfd" officeooo:paragraph-rsid="0015aa94" style:font-size-asian="21pt" style:font-style-asian="normal" style:font-size-complex="24pt" style:font-style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ource Sans Pro Light" officeooo:paragraph-rsid="0015aa94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-0.635cm" style:auto-text-indent="false"/>
      <style:text-properties style:font-name="Source Sans Pro Light" fo:font-size="14pt" fo:font-style="normal" fo:font-weight="normal" officeooo:rsid="001642cb" officeooo:paragraph-rsid="001642c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2c228" officeooo:paragraph-rsid="0012c22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383a7" officeooo:paragraph-rsid="001383a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Source Sans Pro Light" fo:font-size="14pt" fo:font-style="normal" fo:font-weight="normal" officeooo:rsid="00157ca6" officeooo:paragraph-rsid="00157ca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a28b5" officeooo:paragraph-rsid="001a28b5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b4f75" officeooo:paragraph-rsid="001b4f7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d1863" officeooo:paragraph-rsid="001d1863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ource Sans Pro Light" fo:font-size="14pt" fo:font-style="normal" fo:font-weight="normal" officeooo:rsid="001d258a" officeooo:paragraph-rsid="001d258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ource Sans Pro" fo:font-size="18pt" fo:font-style="italic" fo:font-weight="normal" officeooo:rsid="000ddd25" officeooo:paragraph-rsid="000ddd25" style:font-size-asian="18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Source Sans Pro Light" fo:font-size="14pt" fo:font-style="normal" fo:font-weight="normal" officeooo:rsid="0015aa94" officeooo:paragraph-rsid="0015aa9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Source Sans Pro Light" fo:font-size="14pt" fo:font-style="normal" fo:font-weight="bold" officeooo:rsid="0015aa94" officeooo:paragraph-rsid="0015aa94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Source Sans Pro Light" fo:font-size="14pt" officeooo:rsid="00119993" style:font-size-asian="14pt" style:font-size-complex="14pt"/>
    </style:style>
    <style:style style:name="T2" style:family="text">
      <style:text-properties officeooo:rsid="0012c228"/>
    </style:style>
    <style:style style:name="T3" style:family="text">
      <style:text-properties officeooo:rsid="0015aa94"/>
    </style:style>
    <style:style style:name="T4" style:family="text">
      <style:text-properties officeooo:rsid="001642cb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home Redesign</text:p>
      <text:p text:style-name="P13">Project Plan</text:p>
      <text:p text:style-name="P13"><text:span text:style-name="T1">READ </text:span><text:a xlink:type="simple" xlink:href="http://gomakethings.com/inlining-critical-css-for-better-web-performance/" text:style-name="Internet_20_link" text:visited-style-name="Visited_20_Internet_20_Link"><text:span text:style-name="T1">http://gomakethings.com/inlining-critical-css-for-better-web-performance/</text:span></text:a><text:span text:style-name="T1"> </text:span></text:p>
      <text:p text:style-name="P3"/>
      <text:p text:style-name="P9"><text:span text:style-name="T3">Node Dev-</text:span>Dependencies</text:p>
      <text:p text:style-name="P2"><text:span text:style-name="T2">gulp-Jade</text:span>:</text:p>
      <text:list xml:id="list583163108986992266" text:style-name="L1">
        <text:list-item>
          <text:p text:style-name="P18">HTML preprocessor</text:p>
        </text:list-item>
      </text:list>
      <text:p text:style-name="P4">gulp-ruby-sass</text:p>
      <text:list xml:id="list221506863676818" text:continue-numbering="true" text:style-name="L1">
        <text:list-item>
          <text:p text:style-name="P18">Sass compiler</text:p>
        </text:list-item>
      </text:list>
      <text:p text:style-name="P4">gulp-cssmin</text:p>
      <text:list xml:id="list221506201521363" text:continue-numbering="true" text:style-name="L1">
        <text:list-item>
          <text:p text:style-name="P18">minifies CSS</text:p>
        </text:list-item>
      </text:list>
      <text:p text:style-name="P4">gulp-uncss</text:p>
      <text:list xml:id="list221505864821134" text:continue-numbering="true" text:style-name="L1">
        <text:list-item>
          <text:p text:style-name="P18">removes unused CSS</text:p>
        </text:list-item>
      </text:list>
      <text:p text:style-name="P5">gulp-uglify</text:p>
      <text:list xml:id="list221505263386206" text:continue-numbering="true" text:style-name="L1">
        <text:list-item>
          <text:p text:style-name="P19">minifies JS</text:p>
        </text:list-item>
      </text:list>
      <text:p text:style-name="P5">gulp-htmlmin</text:p>
      <text:list xml:id="list221506506798095" text:continue-numbering="true" text:style-name="L1">
        <text:list-item>
          <text:p text:style-name="P19">minifies html<text:tab/></text:p>
        </text:list-item>
      </text:list>
      <text:p text:style-name="P5">gulp-concat</text:p>
      <text:list xml:id="list221506622805444" text:continue-numbering="true" text:style-name="L1">
        <text:list-item>
          <text:p text:style-name="P19">concantenates files</text:p>
        </text:list-item>
      </text:list>
      <text:p text:style-name="P5">gulp-imagemin</text:p>
      <text:list xml:id="list221505831514888" text:continue-numbering="true" text:style-name="L1">
        <text:list-item>
          <text:p text:style-name="P19">minifies images</text:p>
        </text:list-item>
      </text:list>
      <text:p text:style-name="P5">gulp-svgmin</text:p>
      <text:list xml:id="list221506720345083" text:continue-numbering="true" text:style-name="L1">
        <text:list-item>
          <text:p text:style-name="P19">minifies svg</text:p>
        </text:list-item>
      </text:list>
      <text:p text:style-name="P6">gulp-critical</text:p>
      <text:list xml:id="list221505638695356" text:continue-numbering="true" text:style-name="L1">
        <text:list-item>
          <text:p text:style-name="P20">inlines critical css</text:p>
        </text:list-item>
      </text:list>
      <text:p text:style-name="P6">gulp-for-compass</text:p>
      <text:p text:style-name="P6"/>
      <text:p text:style-name="P11">HTML </text:p>
      <text:p text:style-name="P7">Cookie for Font Serving</text:p>
      <text:p text:style-name="P7"><text:tab/>&lt;!--#if expr="$HTTP_COOKIE=/fonts\-loaded\=true/" --&gt;</text:p>
      <text:p text:style-name="P7"><text:tab/>&lt;html lang="en" class="fonts-loaded"&gt;</text:p>
      <text:p text:style-name="P7"><text:tab/>&lt;!--#else --&gt;</text:p>
      <text:p text:style-name="P7"><text:tab/>&lt;html lang="en"&gt;</text:p>
      <text:p text:style-name="P7"><text:tab/>&lt;!--#endif --&gt;</text:p>
      <text:p text:style-name="P6"/>
      <text:p text:style-name="P10"><text:soft-page-break/>JS libraries <text:span text:style-name="T4">&amp; Scripts</text:span></text:p>
      <text:p text:style-name="P7">HEAD SCRIPTS/LIBRARIES</text:p>
      <text:p text:style-name="P14"><text:s text:c="2"/>&lt;script&gt;</text:p>
      <text:p text:style-name="P14"><text:s text:c="4"/>/*Google script to lazy load non-critical css*/</text:p>
      <text:p text:style-name="P14"><text:s text:c="4"/>var cb = function() {</text:p>
      <text:p text:style-name="P14"><text:s text:c="4"/>var l = document.createElement('link'); l.rel = 'stylesheet';</text:p>
      <text:p text:style-name="P14"><text:s text:c="4"/>l.href = 'stylesheets/screen.css';</text:p>
      <text:p text:style-name="P14"><text:s text:c="4"/>var h = document.getElementsByTagName('head')[0]; h.parentNode.insertBefore(l, h);</text:p>
      <text:p text:style-name="P14"><text:s text:c="4"/>};</text:p>
      <text:p text:style-name="P14"><text:s text:c="4"/>var raf = requestAnimationFrame || mozRequestAnimationFrame ||</text:p>
      <text:p text:style-name="P14"><text:s text:c="4"/>webkitRequestAnimationFrame || msRequestAnimationFrame;</text:p>
      <text:p text:style-name="P14"><text:s text:c="4"/>if (raf) raf(cb);</text:p>
      <text:p text:style-name="P14"><text:s text:c="4"/>else window.addEventListener('load', cb);</text:p>
      <text:p text:style-name="P7"/>
      <text:p text:style-name="P14"><text:s text:c="2"/>&lt;/script&gt;</text:p>
      <text:p text:style-name="P15"><text:s text:c="4"/>// Picture element HTML5 shiv</text:p>
      <text:p text:style-name="P14"><text:s text:c="4"/>document.createElement( "picture" );</text:p>
      <text:p text:style-name="P14"><text:s text:c="2"/>&lt;/script&gt;</text:p>
      <text:p text:style-name="P7"/>
      <text:p text:style-name="P7">BODY-END SCRIPTS/LIBRARIES</text:p>
      <text:p text:style-name="P14">FontfaceObserver</text:p>
      <text:list xml:id="list221505461694624" text:continue-numbering="true" text:style-name="L1">
        <text:list-item>
          <text:p text:style-name="P26">for loading fonts quickly</text:p>
        </text:list-item>
        <text:list-item>
          <text:p text:style-name="P26"><text:a xlink:type="simple" xlink:href="https://prowebtype.com/delivering-web-fonts/" text:style-name="Internet_20_link" text:visited-style-name="Visited_20_Internet_20_Link">https://prowebtype.com/delivering-web-fonts/</text:a></text:p>
        </text:list-item>
        <text:list-item>
          <text:p text:style-name="P27"><text:a xlink:type="simple" xlink:href="https://www.filamentgroup.com/lab/font-events.html" text:style-name="Internet_20_link" text:visited-style-name="Visited_20_Internet_20_Link">https://www.filamentgroup.com/lab/font-events.html</text:a></text:p>
        </text:list-item>
      </text:list>
      <text:p text:style-name="P16">CONCAT BODY-END LIB/SCRIPTS</text:p>
      <text:p text:style-name="P14">Picturefill</text:p>
      <text:list xml:id="list221505677064064" text:continue-numbering="true" text:style-name="L1">
        <text:list-item>
          <text:p text:style-name="P26">for responsive images</text:p>
        </text:list-item>
      </text:list>
      <text:p text:style-name="P14">Jquery</text:p>
      <text:list xml:id="list221505399074059" text:continue-numbering="true" text:style-name="L1">
        <text:list-item>
          <text:p text:style-name="P26">for Scrollmagik</text:p>
        </text:list-item>
      </text:list>
      <text:p text:style-name="P14">Tweenmax</text:p>
      <text:list xml:id="list221506244090535" text:continue-numbering="true" text:style-name="L1">
        <text:list-item>
          <text:p text:style-name="P26">for animations</text:p>
        </text:list-item>
      </text:list>
      <text:p text:style-name="P14">Scroll Magic</text:p>
      <text:list xml:id="list221505147787866" text:continue-numbering="true" text:style-name="L1">
        <text:list-item>
          <text:p text:style-name="P26">for interactions</text:p>
        </text:list-item>
      </text:list>
      <text:p text:style-name="P14">CSS Plugin</text:p>
      <text:list xml:id="list221505927948160" text:continue-numbering="true" text:style-name="L1">
        <text:list-item>
          <text:p text:style-name="P26">For tweenmax animations</text:p>
        </text:list-item>
      </text:list>
      <text:p text:style-name="P17"><text:tab/>Custom Scripts</text:p>
      <text:p text:style-name="P12"><text:soft-page-break/>CSS</text:p>
      <text:p text:style-name="P8">Skeleton</text:p>
      <text:p text:style-name="P8">Compass</text:p>
      <text:p text:style-name="P8"/>
      <text:p text:style-name="P8"/>
      <text:p text:style-name="P25">File Structure</text:p>
      <text:p text:style-name="P21">App for Jekyll website, Tasks in Gulp, </text:p>
      <text:p text:style-name="P21"/>
      <text:p text:style-name="P22">NEED TO CONFIGURE CONCAT</text:p>
      <text:p text:style-name="P22"/>
      <text:p text:style-name="P23">In Jekyll</text:p>
      <text:p text:style-name="P23">defautl html has no layout, but includes head, header, footer, and the {{ content }} will come from the whatever has its layout defined as default, in this case, its post.html also from the _layout partials. Post.html is then a sub-template, as its content will come from any file defined with the layout “post”. Post ju</text:p>
      <text:p text:style-name="P23"/>
      <text:p text:style-name="P23"/>
      <text:p text:style-name="P23">post (layout: post) &gt;<text:span text:style-name="T5">&gt;content of&gt;&gt;</text:span> post.html (layout: default) &gt;&gt;<text:span text:style-name="T5">content&gt;&gt;</text:span> default.html (has no yaml)</text:p>
      <text:p text:style-name="P24"><text:s/>the page.html layout is for the 'about'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9:34:30.908942866</meta:creation-date>
    <meta:generator>LibreOffice/4.4.2.2$Linux_x86 LibreOffice_project/c4c7d32d0d49397cad38d62472b0bc8acff48dd6</meta:generator>
    <dc:date>2015-07-20T22:15:04.878857604</dc:date>
    <meta:editing-duration>PT9H15M20S</meta:editing-duration>
    <meta:editing-cycles>8</meta:editing-cycles>
    <meta:document-statistic meta:table-count="0" meta:image-count="0" meta:object-count="0" meta:page-count="3" meta:paragraph-count="76" meta:word-count="272" meta:character-count="2115" meta:non-whitespace-character-count="1878"/>
  </office:meta>
</office:document-meta>
</file>